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9.67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</style:style>
    <style:style style:name="ce165" style:family="table-cell" style:parent-style-name="Default" style:data-style-name="N100">
      <style:table-cell-properties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fo:padding="0.71m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64"/>
    <style:style style:name="ce18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71mm"/>
    </style:style>
    <style:style style:name="ce91" style:family="table-cell" style:parent-style-name="Default" style:data-style-name="N1">
      <style:table-cell-properties fo:padding="0.71m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8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7"/>
        </table:table-header-columns>
        <table:table-column table:style-name="co4" table:default-cell-style-name="ce159"/>
        <table:table-column table:style-name="co5" table:default-cell-style-name="ce159"/>
        <table:table-column table:style-name="co6" table:default-cell-style-name="ce159"/>
        <table:table-column table:style-name="co7" table:default-cell-style-name="ce159"/>
        <table:table-column table:style-name="co8" table:default-cell-style-name="ce173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9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3" office:value-type="string" calcext:value-type="string" table:number-columns-spanned="4" table:number-rows-spanned="1">
              <text:p>Farnell / Element14</text:p>
            </table:table-cell>
            <table:covered-table-cell table:style-name="ce163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200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200"/>
            <table:table-cell table:style-name="ce163" office:value-type="string" calcext:value-type="string" table:number-columns-spanned="4" table:number-rows-spanned="1">
              <text:p>RS Components</text:p>
            </table:table-cell>
            <table:covered-table-cell table:style-name="ce163"/>
            <table:covered-table-cell table:style-name="ce87"/>
            <table:covered-table-cell table:style-name="ce89"/>
            <table:table-cell table:style-name="ce94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200"/>
            <table:table-cell table:style-name="ce101"/>
            <table:table-cell table:style-name="ce107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101" office:value-type="string" calcext:value-type="string">
              <text:p>SMD</text:p>
            </table:table-cell>
            <table:table-cell table:style-name="ce113" office:value-type="string" calcext:value-type="string">
              <text:p>Best Supplier</text:p>
            </table:table-cell>
            <table:table-cell table:style-name="ce119" office:value-type="string" calcext:value-type="string">
              <text:p>Lowest unit price €</text:p>
            </table:table-cell>
            <table:table-cell table:style-name="ce126" office:value-type="string" calcext:value-type="string">
              <text:p>Order Qty</text:p>
            </table:table-cell>
            <table:table-cell table:style-name="ce130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732" calcext:value-type="float">
            <text:p>0,07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85" calcext:value-type="float">
            <text:p>0,085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264-4630</text:p>
          </table:table-cell>
          <table:table-cell table:style-name="ce13" office:value-type="string" calcext:value-type="string">
            <text:p>C0603C104K4RACTU</text:p>
          </table:table-cell>
          <table:table-cell table:style-name="ce69" office:value-type="float" office:value="0.035" calcext:value-type="float">
            <text:p>0,035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 calcext:value-type="float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 calcext:value-type="currency">
            <text:p>0,035 €</text:p>
          </table:table-cell>
          <table:table-cell table:style-name="ce114" table:formula="of:=[.B3]" office:value-type="float" office:value="1" calcext:value-type="float">
            <text:p>1</text:p>
          </table:table-cell>
          <table:table-cell table:style-name="ce131" table:formula="of:=[.Z3]*[.AA3]" office:value-type="float" office:value="0.035" calcext:value-type="float">
            <text:p>0,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2</text:p>
          </table:table-cell>
          <table:table-cell table:style-name="ce14" office:value-type="string" calcext:value-type="string">
            <text:p>2896470</text:p>
          </table:table-cell>
          <table:table-cell table:style-name="ce23" office:value-type="string" calcext:value-type="string">
            <text:p>VJ0805A102JXACW1BC</text:p>
          </table:table-cell>
          <table:table-cell table:style-name="ce44" office:value-type="float" office:value="0.0437" calcext:value-type="float">
            <text:p>0,044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58-1-ND 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40 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23-6408</text:p>
          </table:table-cell>
          <table:table-cell table:style-name="ce86" office:value-type="string" calcext:value-type="string">
            <text:p>GRM2195C1H102JA01D</text:p>
          </table:table-cell>
          <table:table-cell table:style-name="ce70" office:value-type="float" office:value="0.031" calcext:value-type="float">
            <text:p>0,031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CL21C102JBCNNNC</text:p>
          </table:table-cell>
          <table:table-cell table:style-name="ce44" office:value-type="float" office:value="0.0256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 calcext:value-type="float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 calcext:value-type="currency">
            <text:p>0,026 €</text:p>
          </table:table-cell>
          <table:table-cell table:style-name="ce114" table:formula="of:=[.B4]" office:value-type="float" office:value="1" calcext:value-type="float">
            <text:p>1</text:p>
          </table:table-cell>
          <table:table-cell table:style-name="ce131" table:formula="of:=[.Z4]*[.AA4]" office:value-type="float" office:value="0.0256" calcext:value-type="float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13" office:value-type="string" calcext:value-type="string">
            <text:p>D3, D4, D5, D6, D8, D9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3" office:value-type="float" office:value="0.193" calcext:value-type="float">
            <text:p>0,19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727-7370-1-ND</text:p>
          </table:table-cell>
          <table:table-cell table:style-name="ce69" office:value-type="float" office:value="0.12" calcext:value-type="float">
            <text:p>0,1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BAS316-T/R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3" office:value-type="float" office:value="0.02645" calcext:value-type="float">
            <text:p>0,026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5]&lt;&gt;&quot;&quot;;&quot;&quot;;[.B5])" office:value-type="float" office:value="6" calcext:value-type="float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 calcext:value-type="currency">
            <text:p>0,026 €</text:p>
          </table:table-cell>
          <table:table-cell table:style-name="ce114" table:formula="of:=[.B5]" office:value-type="float" office:value="6" calcext:value-type="float">
            <text:p>6</text:p>
          </table:table-cell>
          <table:table-cell table:style-name="ce131" table:formula="of:=[.Z5]*[.AA5]" office:value-type="float" office:value="0.1587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A9534PWR</text:p>
          </table:table-cell>
          <table:table-cell table:style-name="ce23" office:value-type="string" calcext:value-type="string">
            <text:p>TSSOP-16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296-40574-1-ND </text:p>
          </table:table-cell>
          <table:table-cell table:style-name="ce70" office:value-type="float" office:value="1.15" calcext:value-type="float">
            <text:p>1,1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CA9534PWR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14-3997</text:p>
          </table:table-cell>
          <table:table-cell table:style-name="ce86" office:value-type="string" calcext:value-type="string">
            <text:p>TCA9535PWR</text:p>
          </table:table-cell>
          <table:table-cell table:style-name="ce70" office:value-type="float" office:value="1.071" calcext:value-type="float">
            <text:p>1,07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]&lt;&gt;&quot;&quot;;&quot;&quot;;[.B6])" office:value-type="float" office:value="1" calcext:value-type="float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 calcext:value-type="currency">
            <text:p>0,934 €</text:p>
          </table:table-cell>
          <table:table-cell table:style-name="ce114" table:formula="of:=[.B6]" office:value-type="float" office:value="1" calcext:value-type="float">
            <text:p>1</text:p>
          </table:table-cell>
          <table:table-cell table:style-name="ce131" table:formula="of:=[.Z6]*[.AA6]" office:value-type="float" office:value="0.934" calcext:value-type="float">
            <text:p>0,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<text:span text:style-name="T1">THT</text:span>; 8A relay</text:p>
          </table:table-cell>
          <table:table-cell table:style-name="ce13" office:value-type="string" calcext:value-type="string">
            <text:p>K1, K2, K3, K4</text:p>
          </table:table-cell>
          <table:table-cell table:style-name="ce13" office:value-type="string" calcext:value-type="string">
            <text:p>1629052</text:p>
          </table:table-cell>
          <table:table-cell table:style-name="ce13" office:value-type="string" calcext:value-type="string">
            <text:p>RT424005</text:p>
          </table:table-cell>
          <table:table-cell table:style-name="ce43" office:value-type="float" office:value="2.64" calcext:value-type="float">
            <text:p>2,6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B1998-ND</text:p>
          </table:table-cell>
          <table:table-cell table:style-name="ce69" office:value-type="float" office:value="3.62" calcext:value-type="float">
            <text:p>3,6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5-RT424005 </text:p>
          </table:table-cell>
          <table:table-cell table:style-name="ce69" office:value-type="float" office:value="2.82" calcext:value-type="float">
            <text:p>2,82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RT424005</text:p>
          </table:table-cell>
          <table:table-cell table:style-name="ce43" office:value-type="float" office:value="1.15" calcext:value-type="float">
            <text:p>1,150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7]" office:value-type="float" office:value="4" calcext:value-type="float">
            <text:p>4</text:p>
          </table:table-cell>
          <table:table-cell table:style-name="ce76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 calcext:value-type="currency">
            <text:p>1,150 €</text:p>
          </table:table-cell>
          <table:table-cell table:style-name="ce114" table:formula="of:=[.B7]" office:value-type="float" office:value="4" calcext:value-type="float">
            <text:p>4</text:p>
          </table:table-cell>
          <table:table-cell table:style-name="ce131" table:formula="of:=[.Z7]*[.AA7]" office:value-type="float" office:value="4.6" calcext:value-type="float">
            <text:p>4,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, Q2, Q3, Q4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 calcext:value-type="currency">
            <text:p>0,019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1" table:formula="of:=[.Z8]*[.AA8]" office:value-type="float" office:value="0.0768" calcext:value-type="float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, R2, R4, R5</text:p>
            <text:p/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3" office:value-type="float" office:value="0.0097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100KCT-ND 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-CRCW0805100KFKEAC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3" office:value-type="float" office:value="0.01458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 calcext:value-type="float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 calcext:value-type="string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 calcext:value-type="currency">
            <text:p>0,010 €</text:p>
          </table:table-cell>
          <table:table-cell table:style-name="ce114" table:formula="of:=[.B9]" office:value-type="float" office:value="4" calcext:value-type="float">
            <text:p>4</text:p>
          </table:table-cell>
          <table:table-cell table:style-name="ce131" table:formula="of:=[.Z9]*[.AA9]" office:value-type="float" office:value="0.0388" calcext:value-type="float">
            <text:p>0,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1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6" calcext:value-type="float">
            <text:p>0,006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 calcext:value-type="float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 calcext:value-type="currency">
            <text:p>0,006 €</text:p>
          </table:table-cell>
          <table:table-cell table:style-name="ce114" table:formula="of:=[.B10]" office:value-type="float" office:value="1" calcext:value-type="float">
            <text:p>1</text:p>
          </table:table-cell>
          <table:table-cell table:style-name="ce131" table:formula="of:=[.Z10]*[.AA10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S1021-2*10SF11</text:p>
          </table:table-cell>
          <table:table-cell table:style-name="ce22" office:value-type="string" calcext:value-type="string">
            <text:p><text:span text:style-name="T1">THT</text:span>; 2x10-pin 0.1” header</text:p>
          </table:table-cell>
          <table:table-cell table:style-name="ce13" office:value-type="string" calcext:value-type="string">
            <text:p>X1, X2, X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 calcext:value-type="string">
            <text:p>649-77313-802-20LF</text:p>
          </table:table-cell>
          <table:table-cell table:style-name="ce69" office:value-type="float" office:value="0.534" calcext:value-type="float">
            <text:p>0,53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DS1021-2*10SF11</text:p>
          </table:table-cell>
          <table:table-cell table:style-name="ce43" office:value-type="float" office:value="0.16471" calcext:value-type="float">
            <text:p>0,165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11]" office:value-type="float" office:value="3" calcext:value-type="float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 calcext:value-type="currency">
            <text:p>0,165 €</text:p>
          </table:table-cell>
          <table:table-cell table:style-name="ce114" table:formula="of:=[.B11]" office:value-type="float" office:value="3" calcext:value-type="float">
            <text:p>3</text:p>
          </table:table-cell>
          <table:table-cell table:style-name="ce131" table:formula="of:=[.Z11]*[.AA11]" office:value-type="float" office:value="0.49413" calcext:value-type="float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2-2*20RF11</text:p>
          </table:table-cell>
          <table:table-cell table:style-name="ce23" office:value-type="string" calcext:value-type="string">
            <text:p><text:span text:style-name="T1">THT</text:span>; 2x20-pin 0.1” header, right angled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 calcext:value-type="string">
            <text:p>649-68020-140HLF 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DS1022-2*20RF11</text:p>
          </table:table-cell>
          <table:table-cell table:style-name="ce44" office:value-type="float" office:value="0.2821" calcext:value-type="float">
            <text:p>0,282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12]" office:value-type="float" office:value="1" calcext:value-type="float">
            <text:p>1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 calcext:value-type="currency">
            <text:p>0,282 €</text:p>
          </table:table-cell>
          <table:table-cell table:style-name="ce114" table:formula="of:=[.B12]" office:value-type="float" office:value="1" calcext:value-type="float">
            <text:p>1</text:p>
          </table:table-cell>
          <table:table-cell table:style-name="ce131" table:formula="of:=[.Z12]*[.AA12]" office:value-type="float" office:value="0.2821" calcext:value-type="float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S1023-2*14S21</text:p>
          </table:table-cell>
          <table:table-cell table:style-name="ce22" office:value-type="string" calcext:value-type="string">
            <text:p><text:span text:style-name="T1">THT</text:span>; 2x13-pin 0.1” receptacle</text:p>
          </table:table-cell>
          <table:table-cell table:style-name="ce13" office:value-type="string" calcext:value-type="string">
            <text:p>X4, X6, X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S7082-ND </text:p>
          </table:table-cell>
          <table:table-cell table:style-name="ce69" office:value-type="float" office:value="1.52" calcext:value-type="float">
            <text:p>1,5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SSQ-114-01-T-D</text:p>
          </table:table-cell>
          <table:table-cell table:style-name="ce69" office:value-type="float" office:value="1.96" calcext:value-type="float">
            <text:p>1,96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DS1023-2*14S21</text:p>
          </table:table-cell>
          <table:table-cell table:style-name="ce43" office:value-type="float" office:value="0.295" calcext:value-type="float">
            <text:p>0,295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formula="of:=[.B13]" office:value-type="float" office:value="3" calcext:value-type="float">
            <text:p>3</text:p>
          </table:table-cell>
          <table:table-cell table:style-name="ce76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 calcext:value-type="currency">
            <text:p>0,295 €</text:p>
          </table:table-cell>
          <table:table-cell table:style-name="ce114" table:formula="of:=[.B13]" office:value-type="float" office:value="3" calcext:value-type="float">
            <text:p>3</text:p>
          </table:table-cell>
          <table:table-cell table:style-name="ce131" table:formula="of:=[.Z13]*[.AA13]" office:value-type="float" office:value="0.885" calcext:value-type="float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MAJ18A</text:p>
          </table:table-cell>
          <table:table-cell table:style-name="ce23" office:value-type="string" calcext:value-type="string">
            <text:p>DO-214AC</text:p>
          </table:table-cell>
          <table:table-cell table:style-name="ce14" office:value-type="string" calcext:value-type="string">
            <text:p>ZD1, ZD2, ZD3, ZD4</text:p>
          </table:table-cell>
          <table:table-cell table:style-name="ce14" office:value-type="string" calcext:value-type="string">
            <text:p>2677644</text:p>
          </table:table-cell>
          <table:table-cell table:style-name="ce23" office:value-type="string" calcext:value-type="string">
            <text:p>SMAJ18A</text:p>
          </table:table-cell>
          <table:table-cell table:style-name="ce44" office:value-type="float" office:value="0.108" calcext:value-type="float">
            <text:p>0,10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18A-FDICT-ND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18A-Q </text:p>
          </table:table-cell>
          <table:table-cell table:style-name="ce70" office:value-type="float" office:value="0.384" calcext:value-type="float">
            <text:p>0,38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0-3443</text:p>
          </table:table-cell>
          <table:table-cell table:style-name="ce86" office:value-type="string" calcext:value-type="string">
            <text:p>SMAJ18A-E3/61</text:p>
          </table:table-cell>
          <table:table-cell table:style-name="ce70" office:value-type="float" office:value="0.246" calcext:value-type="float">
            <text:p>0,246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14]&lt;&gt;&quot;&quot;;&quot;&quot;;[.B14])" office:value-type="float" office:value="4" calcext:value-type="float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 calcext:value-type="currency">
            <text:p>0,100 €</text:p>
          </table:table-cell>
          <table:table-cell table:style-name="ce114" table:formula="of:=[.B14]" office:value-type="float" office:value="4" calcext:value-type="float">
            <text:p>4</text:p>
          </table:table-cell>
          <table:table-cell table:style-name="ce131" table:formula="of:=[.Z14]*[.AA14]" office:value-type="float" office:value="0.4" calcext:value-type="float">
            <text:p>0,4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 calcext:value-type="float">
            <text:p>11</text:p>
          </table:table-cell>
          <table:table-cell table:style-name="ce108" table:formula="of:=SUM([.X3:.X14])" office:value-type="float" office:value="22" calcext:value-type="float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93613" calcext:value-type="currency">
            <text:p>7,9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reen LED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 calcext:value-type="float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114" table:formula="of:=[.B18]" office:value-type="float" office:value="4" calcext:value-type="float">
            <text:p>4</text:p>
          </table:table-cell>
          <table:table-cell table:style-name="ce131" table:formula="of:=[.Z18]*[.AA1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Yellow LED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 calcext:value-type="float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 calcext:value-type="currency">
            <text:p>0,000 €</text:p>
          </table:table-cell>
          <table:table-cell table:style-name="ce114" table:formula="of:=[.B19]" office:value-type="float" office:value="1" calcext:value-type="float">
            <text:p>1</text:p>
          </table:table-cell>
          <table:table-cell table:style-name="ce131" table:formula="of:=[.Z19]*[.AA1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d LED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 calcext:value-type="float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 calcext:value-type="currency">
            <text:p>0,000 €</text:p>
          </table:table-cell>
          <table:table-cell table:style-name="ce114" table:formula="of:=[.B20]" office:value-type="float" office:value="1" calcext:value-type="float">
            <text:p>1</text:p>
          </table:table-cell>
          <table:table-cell table:style-name="ce131" table:formula="of:=[.Z20]*[.AA2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 calcext:value-type="float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 calcext:value-type="currency">
            <text:p>0,000 €</text:p>
          </table:table-cell>
          <table:table-cell table:style-name="ce114" table:formula="of:=[.B21]" office:value-type="float" office:value="2" calcext:value-type="float">
            <text:p>2</text:p>
          </table:table-cell>
          <table:table-cell table:style-name="ce131" table:formula="of:=[.Z21]*[.AA2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DO-214AA</text:p>
          </table:table-cell>
          <table:table-cell table:style-name="ce13" office:value-type="string" calcext:value-type="string">
            <text:p>D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 calcext:value-type="currency">
            <text:p>0,000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1" table:formula="of:=[.Z22]*[.AA22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, R6, R7, R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3]&lt;&gt;&quot;&quot;;&quot;&quot;;[.B23])" office:value-type="float" office:value="4" calcext:value-type="float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 calcext:value-type="currency">
            <text:p>0,000 €</text:p>
          </table:table-cell>
          <table:table-cell table:style-name="ce114" table:formula="of:=[.B23]" office:value-type="float" office:value="4" calcext:value-type="float">
            <text:p>4</text:p>
          </table:table-cell>
          <table:table-cell table:style-name="ce131" table:formula="of:=[.Z23]*[.AA23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 calcext:value-type="currency">
            <text:p>0,000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1" table:formula="of:=[.Z24]*[.AA2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5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 calcext:value-type="currency">
            <text:p>0,000 €</text:p>
          </table:table-cell>
          <table:table-cell table:style-name="ce114" table:formula="of:=[.B25]" office:value-type="float" office:value="1" calcext:value-type="float">
            <text:p>1</text:p>
          </table:table-cell>
          <table:table-cell table:style-name="ce131" table:formula="of:=[.Z25]*[.AA25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THT; 8-pin 0.1" header for optional AdxL345 module</text:p>
          </table:table-cell>
          <table:table-cell table:style-name="ce13" office:value-type="string" calcext:value-type="string">
            <text:p>X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office:value-type="float" office:value="1" calcext:value-type="float">
            <text:p>1</text:p>
          </table:table-cell>
          <table:table-cell table:style-name="ce76"/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20" table:formula="of:=IF([.B26]&lt;&gt;&quot;&quot;;MIN([.H26];[.K26];[.N26];[.R26];[.U26]);&quot;&quot;)" office:value-type="currency" office:currency="EUR" office:value="0" calcext:value-type="currency">
            <text:p>0,000 €</text:p>
          </table:table-cell>
          <table:table-cell table:style-name="ce114" table:formula="of:=[.B26]" office:value-type="float" office:value="1" calcext:value-type="float">
            <text:p>1</text:p>
          </table:table-cell>
          <table:table-cell table:style-name="ce131" table:formula="of:=[.Z26]*[.AA26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10 x 90 mm</text:p>
          </table:table-cell>
          <table:table-cell table:style-name="ce22" office:value-type="string" calcext:value-type="string">
            <text:p>ALLPCB.com</text:p>
          </table:table-cell>
          <table:table-cell table:style-name="ce35" office:value-type="string" calcext:value-type="string">
            <text:p>-</text:p>
          </table:table-cell>
          <table:table-cell table:style-name="ce165" table:number-columns-spanned="19" table:number-rows-spanned="1"/>
          <table:covered-table-cell table:style-name="ce165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5"/>
          <table:covered-table-cell table:style-name="ce37"/>
          <table:covered-table-cell table:number-columns-repeated="3" table:style-name="ce91"/>
          <table:table-cell table:style-name="ce114" office:value-type="string" calcext:value-type="string">
            <text:p>ALLPCB</text:p>
          </table:table-cell>
          <table:table-cell table:style-name="ce120" table:formula="of:=28/5" office:value-type="currency" office:currency="EUR" office:value="5.6" calcext:value-type="currency">
            <text:p>5,600 €</text:p>
          </table:table-cell>
          <table:table-cell table:style-name="ce114" office:value-type="float" office:value="1" calcext:value-type="float">
            <text:p>1</text:p>
          </table:table-cell>
          <table:table-cell table:style-name="ce131" table:formula="of:=[.Z29]*[.AA29]" office:value-type="float" office:value="5.6" calcext:value-type="float">
            <text:p>5,600</text:p>
          </table:table-cell>
          <table:table-cell table:number-columns-repeated="996"/>
        </table:table-row>
        <table:table-row table:style-name="ro5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9:.AB29])" office:value-type="currency" office:currency="EUR" office:value="5.6" calcext:value-type="currency">
            <text:p>5,60 €</text:p>
          </table:table-cell>
          <table:table-cell table:number-columns-repeated="996"/>
        </table:table-row>
        <table:table-row table:style-name="ro8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 calcext:value-type="string">
            <text:p>Total</text:p>
          </table:table-cell>
          <table:table-cell table:style-name="ce133" table:formula="of:=[.AB15]+[.AB30]" office:value-type="currency" office:currency="EUR" office:value="13.53613" calcext:value-type="currency">
            <text:p>13,54 €</text:p>
          </table:table-cell>
          <table:table-cell table:number-columns-repeated="996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6"/>
          <table:covered-table-cell table:style-name="ce182"/>
          <table:covered-table-cell table:number-columns-repeated="2" table:style-name="ce156"/>
          <table:covered-table-cell table:style-name="ce208"/>
          <table:covered-table-cell table:style-name="ce156"/>
          <table:table-cell table:style-name="ce156"/>
          <table:table-cell table:style-name="ce208"/>
          <table:table-cell table:style-name="ce156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7" table:number-columns-repeated="2"/>
          <table:table-cell table:style-name="Default"/>
          <table:table-cell table:style-name="ce183"/>
          <table:table-cell table:style-name="ce156" table:number-columns-repeated="2"/>
          <table:table-cell table:style-name="ce208"/>
          <table:table-cell table:style-name="ce156" table:number-columns-repeated="2"/>
          <table:table-cell table:style-name="ce208"/>
          <table:table-cell table:style-name="ce156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7"/>
          <table:covered-table-cell table:style-name="Default"/>
          <table:covered-table-cell table:style-name="ce183"/>
          <table:covered-table-cell table:number-columns-repeated="2" table:style-name="ce156"/>
          <table:covered-table-cell table:style-name="ce208"/>
          <table:covered-table-cell table:style-name="ce156"/>
          <table:table-cell table:style-name="ce156"/>
          <table:table-cell table:style-name="ce208"/>
          <table:table-cell table:style-name="ce156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6" table:number-columns-repeated="5"/>
          <table:table-cell table:style-name="ce182"/>
          <table:table-cell table:style-name="ce156" table:number-columns-repeated="2"/>
          <table:table-cell table:style-name="ce208"/>
          <table:table-cell table:style-name="ce156" table:number-columns-repeated="2"/>
          <table:table-cell table:style-name="ce208"/>
          <table:table-cell table:style-name="ce156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6"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147"/>
          <table:table-cell table:style-name="ce3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ce147"/>
          <table:table-cell table:style-name="ce3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147"/>
          <table:table-cell table:style-name="ce3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147"/>
          <table:table-cell table:style-name="ce3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147"/>
          <table:table-cell table:style-name="ce3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147"/>
          <table:table-cell table:style-name="ce14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8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2" table:number-rows-repeated="5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 style:data-style-name="N2" text:time-value="23:51:25.40901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2, 2020-04-0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4-05T23:56:22.792088167</dc:date>
    <meta:editing-cycles>2629</meta:editing-cycles>
    <meta:editing-duration>P14DT8H34M6S</meta:editing-duration>
    <meta:generator>LibreOffice/6.2.4.2$Linux_X86_64 LibreOffice_project/2412653d852ce75f65fbfa83fb7e7b669a126d64</meta:generator>
    <meta:document-statistic meta:table-count="1" meta:cell-count="4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